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buntu" svg:font-family="Ubuntu" style:font-pitch="variable"/>
    <style:font-face style:name="Juice ITC" svg:font-family="'Juice ITC'" style:font-family-generic="decorative" style:font-pitch="variable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fo:break-before="page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9638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2pt" style:text-underline-style="non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Juice ITC" fo:font-size="12pt" style:text-underline-style="none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Juice ITC" fo:font-size="13pt" fo:letter-spacing="normal" fo:font-style="normal" fo:font-weight="normal" style:font-size-asian="13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Juice ITC" fo:font-size="18pt" fo:font-style="normal" style:font-size-asian="18pt" style:font-style-asian="normal" style:font-size-complex="18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Juice ITC" fo:font-size="18pt" style:font-size-asian="18pt" style:font-size-complex="18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6.292cm"/>
        </style:tab-stops>
      </style:paragraph-properties>
      <style:text-properties style:use-window-font-color="true" style:font-name="Juice ITC" fo:font-size="18pt" style:font-size-asian="18pt" style:font-size-complex="18pt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font-name="Juice ITC" fo:font-size="13pt" style:font-size-asian="13pt" style:font-size-complex="13pt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font-name="Juice ITC" fo:font-size="13pt" officeooo:paragraph-rsid="000de368" style:font-size-asian="13pt" style:font-size-complex="13pt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Juice ITC" fo:font-size="13pt" style:font-size-asian="13pt" style:font-size-complex="13p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Juice ITC" fo:font-size="13pt" officeooo:paragraph-rsid="001bbed1" style:font-size-asian="13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Juice ITC" fo:font-size="13pt" officeooo:paragraph-rsid="001cf65f" style:font-size-asian="13pt" style:font-size-complex="13pt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Juice ITC" fo:font-size="13pt" officeooo:paragraph-rsid="002024b5" style:font-size-asian="13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Juice ITC" fo:font-size="6pt" style:font-size-asian="6pt" style:font-size-complex="6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font-name="Adobe Arabic" fo:font-size="6pt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Adobe Arabic" fo:font-size="6pt" style:font-size-asian="6pt" style:font-size-complex="6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a9c48"/>
    </style:style>
    <style:style style:name="T3" style:family="text">
      <style:text-properties officeooo:rsid="000e6d2a"/>
    </style:style>
    <style:style style:name="T4" style:family="text">
      <style:text-properties officeooo:rsid="001058e5"/>
    </style:style>
    <style:style style:name="T5" style:family="text">
      <style:text-properties officeooo:rsid="001065d7"/>
    </style:style>
    <style:style style:name="T6" style:family="text">
      <style:text-properties officeooo:rsid="0010d2df"/>
    </style:style>
    <style:style style:name="T7" style:family="text">
      <style:text-properties officeooo:rsid="00121014"/>
    </style:style>
    <style:style style:name="T8" style:family="text">
      <style:text-properties officeooo:rsid="00126ab9"/>
    </style:style>
    <style:style style:name="T9" style:family="text">
      <style:text-properties officeooo:rsid="0015e9ff"/>
    </style:style>
    <style:style style:name="T10" style:family="text">
      <style:text-properties officeooo:rsid="0015ead7"/>
    </style:style>
    <style:style style:name="T11" style:family="text">
      <style:text-properties officeooo:rsid="0017606f"/>
    </style:style>
    <style:style style:name="T12" style:family="text">
      <style:text-properties officeooo:rsid="00195eac"/>
    </style:style>
    <style:style style:name="T13" style:family="text">
      <style:text-properties officeooo:rsid="001a3213"/>
    </style:style>
    <style:style style:name="T14" style:family="text">
      <style:text-properties officeooo:rsid="001b16bc"/>
    </style:style>
    <style:style style:name="T15" style:family="text">
      <style:text-properties officeooo:rsid="001cf74a"/>
    </style:style>
    <style:style style:name="T16" style:family="text">
      <style:text-properties officeooo:rsid="001e3068"/>
    </style:style>
    <style:style style:name="T17" style:family="text">
      <style:text-properties officeooo:rsid="002024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: Agenda de contactos</text:p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P6">1 <text:s text:c="46"/>Insertar un contacto</text:p>
          </table:table-cell>
        </table:table-row>
        <table:table-row>
          <table:table-cell table:style-name="Tabla1.A2" office:value-type="string">
            <text:p text:style-name="P9">Como administrativo</text:p>
            <text:p text:style-name="P9">Quiero insertar un contacto en la agenda</text:p>
            <text:p text:style-name="P9">Para poder consultarlo más tarde</text:p>
            <text:p text:style-name="P9"/>
            <text:p text:style-name="P9">Prioridad: 1</text:p>
            <text:p text:style-name="P9">Estimación: 3h </text:p>
          </table:table-cell>
        </table:table-row>
        <table:table-row>
          <table:table-cell table:style-name="Tabla1.A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9">- El teléfono no se podrá repetir</text:p>
            <text:p text:style-name="P10">- Si se repite, se dará la opción de cambiar el número o cancelar la inserción</text:p>
            <text:p text:style-name="P9">- <text:span text:style-name="T2">El contacto podrá ser buscado y encontrado posteriormente</text:span></text:p>
            <text:p text:style-name="P9">- La aplicación lanzará una advertencia si se introduce un nombre completo que ya existe, <text:span text:style-name="T1">por si realmente quisiera modificar un contacto existente</text:span> </text:p>
            <text:p text:style-name="P9">- La aplicación vigilará que los datos introducidos son válidos (p. ej. caracteres alfabéticos <text:span text:style-name="T1">en el campo 'teléfono')</text:span> </text:p>
          </table:table-cell>
        </table:table-row>
      </table:table>
      <text:p text:style-name="P2"/>
      <text:p text:style-name="P2"/>
      <text:p text:style-name="P2"/>
      <text:p text:style-name="P2"/>
      <table:table table:name="Tabla2" table:style-name="Tabla2">
        <table:table-column table:style-name="Tabla2.A"/>
        <table:table-row>
          <table:table-cell table:style-name="Tabla2.A1" office:value-type="string">
            <text:p text:style-name="P8">2<text:tab/>Modificar un contacto</text:p>
          </table:table-cell>
        </table:table-row>
        <table:table-row>
          <table:table-cell table:style-name="Tabla2.A2" office:value-type="string">
            <text:p text:style-name="P11">Como administrativo</text:p>
            <text:p text:style-name="P11">Quiero modificar un contacto existente en la agenda</text:p>
            <text:p text:style-name="P11">Para actualizar sus datos </text:p>
            <text:p text:style-name="P11"/>
            <text:p text:style-name="P11">Prioridad: <text:span text:style-name="T7">2</text:span></text:p>
            <text:p text:style-name="P11">Estimación: 2h </text:p>
          </table:table-cell>
        </table:table-row>
        <table:table-row>
          <table:table-cell table:style-name="Tabla2.A2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1">- El usuario <text:span text:style-name="T3">elegirá</text:span> qué campo es el que quiere actualizar</text:p>
            <text:p text:style-name="P11">- Tras actualizar el campo elegido se dará la opción de actualizar otro campo hasta <text:span text:style-name="T5">que </text:span>elija salir</text:p>
            <text:p text:style-name="P11">- La aplicación vigilará que los datos introducidos son válidos (p.ej. caracteres alfabéticos en el campo 'teléfono')</text:p>
            <text:p text:style-name="P11">- Tras modificar el contacto se asegurará que se mantiene el orden alfabético</text:p>
            <text:p text:style-name="P11">- <text:span text:style-name="T4">Tras modificarlo también se asegura que aparecerá en las búsquedas posteriores</text:span></text:p>
          </table:table-cell>
        </table:table-row>
      </table:table>
      <text:p text:style-name="P2"/>
      <text:p text:style-name="P2"/>
      <table:table table:name="Tabla3" table:style-name="Tabla3">
        <table:table-column table:style-name="Tabla3.A"/>
        <table:table-row>
          <table:table-cell table:style-name="Tabla3.A1" office:value-type="string">
            <text:p text:style-name="P7">3 <text:s text:c="50"/>Borrar un contacto</text:p>
          </table:table-cell>
        </table:table-row>
        <table:table-row>
          <table:table-cell table:style-name="Tabla3.A2" office:value-type="string">
            <text:p text:style-name="P11">Como administrativo</text:p>
            <text:p text:style-name="P11">Quiero borrar un contacto de la agenda</text:p>
            <text:p text:style-name="P11">Para eliminar una entrada innecesaria<text:line-break/></text:p>
            <text:p text:style-name="P11">Prioridad: <text:span text:style-name="T6">2</text:span></text:p>
            <text:p text:style-name="P11">Estimación: 1h </text:p>
          </table:table-cell>
        </table:table-row>
        <table:table-row>
          <table:table-cell table:style-name="Tabla3.A2" office:value-type="string">
            <text:p text:style-name="P17"/>
          </table:table-cell>
        </table:table-row>
        <table:table-row>
          <table:table-cell table:style-name="Tabla3.A2" office:value-type="string">
            <text:p text:style-name="P11">- <text:span text:style-name="T8">Se asegurará que el contacto dejará de aparecer en las búsquedas </text:span></text:p>
            <text:p text:style-name="P11">- Se requerirá confirmación del usuario</text:p>
            <text:p text:style-name="P11">- La opción de borrar aparecerá como opción de gestión en la consulta del contacto</text:p>
            <text:p text:style-name="P11">- El orden se mantendrá tras la eliminación </text:p>
          </table:table-cell>
        </table:table-row>
      </table:table>
      <text:p text:style-name="P2"/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4 <text:s text:c="43"/>Buscar/Consultar un contacto</text:p>
          </table:table-cell>
        </table:table-row>
        <table:table-row>
          <table:table-cell table:style-name="Tabla4.A2" office:value-type="string">
            <text:p text:style-name="P11">Como administrativo</text:p>
            <text:p text:style-name="P11">Quiero buscar un contacto en la agenda</text:p>
            <text:p text:style-name="P11">Para consultar sus datos </text:p>
            <text:p text:style-name="P11"/>
            <text:p text:style-name="P11">Prioridad: 1</text:p>
            <text:p text:style-name="P11">Estimación: 5h </text:p>
          </table:table-cell>
        </table:table-row>
        <table:table-row>
          <table:table-cell table:style-name="Tabla4.A2" office:value-type="string">
            <text:p text:style-name="P17"/>
          </table:table-cell>
        </table:table-row>
        <table:table-row>
          <table:table-cell table:style-name="Tabla4.A2" office:value-type="string">
            <text:p text:style-name="P11">- Se podrá buscar <text:span text:style-name="T9">por apellido</text:span></text:p>
            <text:p text:style-name="P11">- Se podrá buscar por una porción de<text:span text:style-name="T9">l mismo</text:span></text:p>
            <text:p text:style-name="P11">- Se mostrarán todos los resultados coincidentes</text:p>
            <text:p text:style-name="P11">- Si no existen entradas que cumplan la búsqueda, se informará de ello al usuario</text:p>
            <text:p text:style-name="P11">- Se darán diferentes opciones a realizar con ese contacto detalladas en otras historias de usuario</text:p>
            <text:p text:style-name="P11">- <text:span text:style-name="T10">Se mostrarán todos los campos del contacto elegido</text:span>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row>
          <table:table-cell table:style-name="Tabla5.A1" office:value-type="string">
            <text:p text:style-name="P7">5 <text:s text:c="43"/>Hacer una copia de seguridad</text:p>
          </table:table-cell>
        </table:table-row>
        <table:table-row>
          <table:table-cell table:style-name="Tabla5.A2" office:value-type="string">
            <text:p text:style-name="P5">Como administrador</text:p>
            <text:p text:style-name="P5">Quiero poder hacer una copia de seguridad de mis contactos</text:p>
            <text:p text:style-name="P5">Para proteger de posibles perdidas o cambios no deseados</text:p>
            <text:p text:style-name="P5"/>
            <text:p text:style-name="P11">Prioridad: <text:span text:style-name="T12">3</text:span></text:p>
            <text:p text:style-name="P11">Estimación: 1h </text:p>
          </table:table-cell>
        </table:table-row>
        <table:table-row>
          <table:table-cell table:style-name="Tabla5.A2" office:value-type="string">
            <text:p text:style-name="P17"/>
          </table:table-cell>
        </table:table-row>
        <text:soft-page-break/>
        <table:table-row>
          <table:table-cell table:style-name="Tabla5.A2" office:value-type="string">
            <text:p text:style-name="P11">- <text:span text:style-name="T11">El identificador de la copia será la fecha y la hora de creación</text:span></text:p>
            <text:p text:style-name="P11">- Se mostrará el tamaño que el archivo tendría y se pide confirmación al usuario</text:p>
            <text:p text:style-name="P11">- <text:span text:style-name="T16">Una vez creada se asegurará que aparecerá en la lista de copias de seguridad al restaurarla o eliminarla</text:span></text:p>
          </table:table-cell>
        </table:table-row>
      </table:table>
      <table:table table:name="Tabla6" table:style-name="Tabla6">
        <table:table-column table:style-name="Tabla6.A"/>
        <table:table-row>
          <table:table-cell table:style-name="Tabla6.A1" office:value-type="string">
            <text:p text:style-name="P7">6 <text:s text:c="40"/>Restaurar una copia de seguridad</text:p>
          </table:table-cell>
        </table:table-row>
        <table:table-row>
          <table:table-cell table:style-name="Tabla6.A2" office:value-type="string">
            <text:p text:style-name="P11">Como administrador</text:p>
            <text:p text:style-name="P11">Quiero poder restaurar una de las copias de seguridad que anteriormente haya guardado eligiendo la que desee</text:p>
            <text:p text:style-name="P11">Para volver a un punto de recuperación seguro</text:p>
            <text:p text:style-name="P11"/>
            <text:p text:style-name="P11">Prioridad: <text:span text:style-name="T12">3</text:span></text:p>
            <text:p text:style-name="P11">Estimación: 1h </text:p>
          </table:table-cell>
        </table:table-row>
        <table:table-row>
          <table:table-cell table:style-name="Tabla6.A2" office:value-type="string">
            <text:p text:style-name="P15"/>
          </table:table-cell>
        </table:table-row>
        <table:table-row>
          <table:table-cell table:style-name="Tabla6.A2" office:value-type="string">
            <text:p text:style-name="P11">- Las copias de seguridad aparecerán <text:span text:style-name="T13">identificadas con </text:span>la fecha y hora de <text:span text:style-name="T14">creación</text:span></text:p>
            <text:p text:style-name="P12">- Se mostrarán las copias disponibles o ya realizadas,si no existe ninguna se mostrará un mensaje diciendo que no existe ninguna copia de seguridad almacenada</text:p>
            <text:p text:style-name="P11">- Se mostrará el nombre de la copia de seguridad seleccionada y se pedirá confirmación para restaurar dicha copia al usuario</text:p>
          </table:table-cell>
        </table:table-row>
      </table:table>
      <text:p text:style-name="P3"/>
      <text:p text:style-name="P3"/>
      <text:p text:style-name="P4"/>
      <table:table table:name="Tabla7" table:style-name="Tabla7">
        <table:table-column table:style-name="Tabla7.A"/>
        <table:table-row>
          <table:table-cell table:style-name="Tabla7.A1" office:value-type="string">
            <text:p text:style-name="P7">7 <text:s text:c="45"/>Borrar una copia de seguridad</text:p>
          </table:table-cell>
        </table:table-row>
        <table:table-row>
          <table:table-cell table:style-name="Tabla7.A2" office:value-type="string">
            <text:p text:style-name="P11">Como administrativo</text:p>
            <text:p text:style-name="P11">Quiero poder borrar alguna de las copias de seguridad que tengo ya almacenadas<text:line-break/>Para liberar espacio o porque ya está obsoleta</text:p>
            <text:p text:style-name="P11"/>
            <text:p text:style-name="P11">Prioridad: <text:span text:style-name="T12">4</text:span></text:p>
            <text:p text:style-name="P11">Estimación: 1h </text:p>
          </table:table-cell>
        </table:table-row>
        <table:table-row>
          <table:table-cell table:style-name="Tabla7.A2" office:value-type="string">
            <text:p text:style-name="P17"/>
          </table:table-cell>
        </table:table-row>
        <table:table-row>
          <table:table-cell table:style-name="Tabla7.A2" office:value-type="string">
            <text:p text:style-name="P13">- Las copias de seguridad aparecerán <text:span text:style-name="T13">identificadas con </text:span>la fecha y hora de <text:span text:style-name="T14">creación</text:span></text:p>
            <text:p text:style-name="P11">- Se mostrará el nombre de la copia seleccionada por el usuario y se pedirá la confirmación para borrarla</text:p>
            <text:p text:style-name="P11">- Si no hubiese ninguna copia almacenada se mostrará un mensaje diciendo que no existe ninguna copia almacenada</text:p>
            <text:p text:style-name="P11">- <text:span text:style-name="T15">La copia de seguridad borrada no volverá a aparecer en la lista</text:span></text:p>
          </table:table-cell>
        </table:table-row>
      </table:table>
      <text:p text:style-name="P3"/>
      <text:p text:style-name="P3"/>
      <table:table table:name="Tabla8" table:style-name="Tabla8">
        <table:table-column table:style-name="Tabla8.A"/>
        <text:soft-page-break/>
        <table:table-row>
          <table:table-cell table:style-name="Tabla8.A1" office:value-type="string">
            <text:p text:style-name="P7">8 <text:s text:c="32"/>Guardar en un formato legible para el usuario</text:p>
          </table:table-cell>
        </table:table-row>
        <table:table-row>
          <table:table-cell table:style-name="Tabla8.A2" office:value-type="string">
            <text:p text:style-name="P11">Como administrativo</text:p>
            <text:p text:style-name="P11">Quiero guardar la lista de contactos en un formato agradable y legible</text:p>
            <text:p text:style-name="P11">Para facilitar la consulta de la agenda</text:p>
            <text:p text:style-name="P11"/>
            <text:p text:style-name="P11">Prioridad: <text:span text:style-name="T12">4</text:span></text:p>
            <text:p text:style-name="P11">Estimación: 2h </text:p>
          </table:table-cell>
        </table:table-row>
        <table:table-row>
          <table:table-cell table:style-name="Tabla8.A2" office:value-type="string">
            <text:p text:style-name="P17"/>
          </table:table-cell>
        </table:table-row>
        <table:table-row>
          <table:table-cell table:style-name="Tabla8.A2" office:value-type="string">
            <text:p text:style-name="P11">- Se guardará en formato de texto plano <text:span text:style-name="T17">(.txt)</text:span></text:p>
            <text:p text:style-name="P14">- El usuario podrá elegir el nombre del archivo generado</text:p>
            <text:p text:style-name="P11">- Se añadirán todos los datos referentes a cada entrada de la agenda</text:p>
            <text:p text:style-name="P11">- Se podrá diferenciar fácilmente a cada entrada</text:p>
            <text:p text:style-name="P11">- Se <text:span text:style-name="T17">especificará</text:span> qu<text:span text:style-name="T17">é</text:span> significa cada camp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Ubuntu" svg:font-family="Ubuntu" style:font-pitch="variable"/>
    <style:font-face style:name="Juice ITC" svg:font-family="'Juice ITC'" style:font-family-generic="decorative" style:font-pitch="variable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ora Esteban Toscano</meta:initial-creator>
    <meta:creation-date>2014-11-11T22:19:04.79</meta:creation-date>
    <dc:date>2014-11-12T15:02:30.556074585</dc:date>
    <dc:creator>javier </dc:creator>
    <meta:editing-duration>PT25M9S</meta:editing-duration>
    <meta:editing-cycles>23</meta:editing-cycles>
    <meta:generator>LibreOffice/4.2.7.2$Linux_X86_64 LibreOffice_project/420m0$Build-2</meta:generator>
    <meta:document-statistic meta:table-count="8" meta:image-count="0" meta:object-count="0" meta:page-count="4" meta:paragraph-count="83" meta:word-count="692" meta:character-count="4412" meta:non-whitespace-character-count="3489"/>
  </office:meta>
</office:document-meta>
</file>